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2c34" officeooo:paragraph-rsid="00082c34"/>
    </style:style>
    <style:style style:name="P2" style:family="paragraph" style:parent-style-name="Standard">
      <style:text-properties officeooo:rsid="0009b632" officeooo:paragraph-rsid="0009b6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osition</text:p>
      <text:p text:style-name="P1">Story</text:p>
      <text:p text:style-name="P1"><text:tab/>Protag-kun</text:p>
      <text:p text:style-name="P1"><text:tab/>Antag-kun</text:p>
      <text:p text:style-name="P1"><text:tab/>Conflict</text:p>
      <text:p text:style-name="P1"><text:tab/>Crisis</text:p>
      <text:p text:style-name="P1"><text:tab/>Climax</text:p>
      <text:p text:style-name="P1"><text:tab/>Leading Incident</text:p>
      <text:p text:style-name="P1">Call-to-action commercial</text:p>
      <text:p text:style-name="P1"><text:tab/>Overt Benefit</text:p>
      <text:p text:style-name="P1"><text:tab/>Real-reasons to believe</text:p>
      <text:p text:style-name="P1"><text:tab/>Dramatic Difference</text:p>
      <text:p text:style-name="P1"/>
      <text:p text:style-name="P2">fitgirl-repacks.s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09:43:49.307731479</meta:creation-date>
    <dc:date>2019-04-22T13:23:50.667449712</dc:date>
    <meta:editing-duration>PT3H29M51S</meta:editing-duration>
    <meta:editing-cycles>1</meta:editing-cycles>
    <meta:document-statistic meta:table-count="0" meta:image-count="0" meta:object-count="0" meta:page-count="1" meta:paragraph-count="13" meta:word-count="19" meta:character-count="180" meta:non-whitespace-character-count="165"/>
    <meta:generator>LibreOffice/6.1.5.2$Linux_X86_64 LibreOffice_project/10$Build-2</meta:generator>
  </office:meta>
</office:document-meta>
</file>